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fa9" officeooo:paragraph-rsid="001a9fa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9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1"><text:span text:style-name="T5">Constitutes the need to </text:span>make a battle arena in Osbos <text:span text:style-name="T5">for people to watch or participate in fights.</text:span>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-7: To make a battle arena in Osbo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8:44.463370695</dc:date>
    <meta:editing-duration>PT1M55S</meta:editing-duration>
    <meta:editing-cycles>6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7" meta:word-count="53" meta:character-count="314" meta:non-whitespace-character-count="268"/>
  </office:meta>
</office:document-meta>
</file>